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en" fo:country="US" officeooo:rsid="001b277e" officeooo:paragraph-rsid="001b277e" style:font-size-asian="10.5pt"/>
    </style:style>
    <style:style style:name="P2" style:family="paragraph" style:parent-style-name="Standard">
      <style:text-properties style:font-name="Ubuntu" fo:language="en" fo:country="US" officeooo:rsid="000a646c" officeooo:paragraph-rsid="001b277e" style:font-size-asian="10.5pt"/>
    </style:style>
    <style:style style:name="P3" style:family="paragraph" style:parent-style-name="Standard">
      <style:text-properties style:font-name="Ubuntu" fo:language="en" fo:country="US" officeooo:paragraph-rsid="001b277e" style:font-size-asian="10.5pt"/>
    </style:style>
    <style:style style:name="P4" style:family="paragraph" style:parent-style-name="Standard">
      <style:text-properties style:font-name="Ubuntu" fo:language="en" fo:country="US" fo:font-weight="bold" officeooo:rsid="001b277e" officeooo:paragraph-rsid="001b277e" style:font-size-asian="10.5pt" style:font-weight-asian="bold" style:font-weight-complex="bold"/>
    </style:style>
    <style:style style:name="P5" style:family="paragraph" style:parent-style-name="Standard">
      <style:text-properties style:font-name="Ubuntu" fo:language="en" fo:country="US" fo:font-weight="bold" officeooo:rsid="001fa5c1" officeooo:paragraph-rsid="001fa5c1" style:font-size-asian="10.5pt" style:font-weight-asian="bold" style:font-weight-complex="bold"/>
    </style:style>
    <style:style style:name="P6" style:family="paragraph" style:parent-style-name="Standard">
      <style:text-properties style:font-name="Ubuntu" fo:language="en" fo:country="US" fo:font-weight="normal" officeooo:rsid="001e8e59" officeooo:paragraph-rsid="001b277e" style:font-size-asian="10.5pt" style:font-weight-asian="normal" style:font-weight-complex="normal"/>
    </style:style>
    <style:style style:name="P7" style:family="paragraph" style:parent-style-name="Standard">
      <style:text-properties fo:color="#1d1c1d" style:font-name="Ubuntu" fo:language="en" fo:country="US" fo:font-weight="bold" officeooo:rsid="0009386a" officeooo:paragraph-rsid="002071da" style:font-size-asian="10.5pt" style:font-weight-asian="bold" style:font-weight-complex="bold"/>
    </style:style>
    <style:style style:name="P8" style:family="paragraph" style:parent-style-name="Standard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9" style:family="paragraph" style:parent-style-name="Standard">
      <style:text-properties fo:color="#ce181e" style:font-name="Ubuntu" fo:font-size="15pt" fo:language="en" fo:country="US" officeooo:rsid="001b277e" officeooo:paragraph-rsid="001b277e" style:font-size-asian="15pt" style:font-size-complex="15pt"/>
    </style:style>
    <style:style style:name="P10" style:family="paragraph" style:parent-style-name="Standard">
      <style:text-properties fo:color="#5c2d91" style:font-name="Ubuntu" fo:language="en" fo:country="US" fo:font-style="italic" fo:font-weight="bold" officeooo:rsid="0020b4dc" officeooo:paragraph-rsid="0020b4dc" style:font-size-asian="10.5pt" style:font-style-asian="italic" style:font-weight-asian="bold" style:font-style-complex="italic" style:font-weight-complex="bold"/>
    </style:style>
    <style:style style:name="P11" style:family="paragraph" style:parent-style-name="Preformatted_20_Text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12" style:family="paragraph" style:parent-style-name="Preformatted_20_Text">
      <style:text-properties fo:color="#1d1c1d" style:font-name="Ubuntu" fo:language="en" fo:country="US" fo:font-weight="bold" officeooo:rsid="0009386a" officeooo:paragraph-rsid="00228ef9" style:font-size-asian="10.5pt" style:font-weight-asian="bold" style:font-weight-complex="bold"/>
    </style:style>
    <style:style style:name="P13" style:family="paragraph" style:parent-style-name="Preformatted_20_Text">
      <style:text-properties fo:color="#1d1c1d" style:font-name="Ubuntu" fo:language="en" fo:country="US" fo:font-weight="bold" officeooo:rsid="0009386a" officeooo:paragraph-rsid="002459c4" style:font-size-asian="10.5pt" style:font-weight-asian="bold" style:font-weight-complex="bold"/>
    </style:style>
    <style:style style:name="P14" style:family="paragraph" style:parent-style-name="Preformatted_20_Text">
      <style:text-properties fo:color="#1d1c1d" style:font-name="Ubuntu" fo:language="en" fo:country="US" fo:font-weight="bold" officeooo:rsid="0009386a" officeooo:paragraph-rsid="0025639a" style:font-size-asian="10.5pt" style:font-weight-asian="bold" style:font-weight-complex="bold"/>
    </style:style>
    <style:style style:name="P15" style:family="paragraph" style:parent-style-name="Preformatted_20_Text">
      <style:text-properties fo:color="#1d1c1d" style:font-name="Ubuntu" fo:language="en" fo:country="US" fo:font-weight="bold" officeooo:rsid="0009386a" officeooo:paragraph-rsid="0026284d" style:font-size-asian="10.5pt" style:font-weight-asian="bold" style:font-weight-complex="bold"/>
    </style:style>
    <style:style style:name="P16" style:family="paragraph" style:parent-style-name="Preformatted_20_Text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17" style:family="paragraph" style:parent-style-name="Preformatted_20_Text" style:list-style-name="L1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T1" style:family="text">
      <style:text-properties officeooo:rsid="001b27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officeooo:rsid="000a646c" style:font-weight-asian="bold" style:font-weight-complex="bold"/>
    </style:style>
    <style:style style:name="T4" style:family="text">
      <style:text-properties fo:color="#000000" officeooo:rsid="000a646c"/>
    </style:style>
    <style:style style:name="T5" style:family="text">
      <style:text-properties fo:color="#000000" officeooo:rsid="001b277e"/>
    </style:style>
    <style:style style:name="T6" style:family="text">
      <style:text-properties fo:color="#000000" style:font-name="Ubuntu" style:text-underline-style="none" fo:font-weight="normal" officeooo:rsid="006aead7" style:font-weight-asian="normal" style:font-weight-complex="normal"/>
    </style:style>
    <style:style style:name="T7" style:family="text">
      <style:text-properties fo:color="#000000" style:font-name="Ubuntu" style:text-underline-style="none" fo:font-weight="normal" officeooo:rsid="0020b4dc" style:font-weight-asian="normal" style:font-weight-complex="normal"/>
    </style:style>
    <style:style style:name="T8" style:family="text">
      <style:text-properties fo:color="#000000" style:font-name="Ubuntu" style:text-underline-style="none" fo:font-weight="normal" officeooo:rsid="00094d20" style:font-weight-asian="normal" style:font-weight-complex="normal"/>
    </style:style>
    <style:style style:name="T9" style:family="text">
      <style:text-properties fo:color="#000000" style:font-name="Ubuntu" style:text-underline-style="none" officeooo:rsid="0020b4dc"/>
    </style:style>
    <style:style style:name="T10" style:family="text">
      <style:text-properties fo:color="#000000" style:font-name="Ubuntu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1" style:family="text">
      <style:text-properties fo:color="#000000" style:font-name="Ubuntu" fo:font-size="12pt" style:text-underline-style="none" fo:font-weight="normal" officeooo:rsid="0020f198" style:font-size-asian="12pt" style:font-weight-asian="normal" style:font-size-complex="12pt" style:font-weight-complex="normal"/>
    </style:style>
    <style:style style:name="T12" style:family="text">
      <style:text-properties fo:color="#000000" style:font-name="Ubuntu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13" style:family="text">
      <style:text-properties fo:color="#000000" style:font-name="Ubuntu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14" style:family="text">
      <style:text-properties fo:color="#000000" style:font-name="Ubuntu" fo:font-size="12pt" style:text-underline-style="none" fo:font-weight="normal" officeooo:rsid="0025639a" style:font-size-asian="12pt" style:font-weight-asian="normal" style:font-size-complex="12pt" style:font-weight-complex="normal"/>
    </style:style>
    <style:style style:name="T15" style:family="text">
      <style:text-properties fo:color="#000000" style:font-name="Ubuntu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16" style:family="text">
      <style:text-properties fo:color="#000000" style:font-name="Ubuntu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17" style:family="text">
      <style:text-properties fo:color="#000000" style:font-name="Ubuntu" fo:font-size="12pt" style:text-underline-style="none" fo:font-weight="normal" officeooo:rsid="0029c941" style:font-size-asian="12pt" style:font-weight-asian="normal" style:font-size-complex="12pt" style:font-weight-complex="normal"/>
    </style:style>
    <style:style style:name="T18" style:family="text">
      <style:text-properties fo:color="#000000" style:font-name="Ubuntu" fo:font-size="12pt" style:text-underline-style="none" fo:font-weight="normal" officeooo:rsid="002b24e2" style:font-size-asian="12pt" style:font-weight-asian="normal" style:font-size-complex="12pt" style:font-weight-complex="normal"/>
    </style:style>
    <style:style style:name="T19" style:family="text">
      <style:text-properties fo:color="#000000" style:font-name="Ubuntu" fo:font-size="12pt" style:text-underline-style="none" officeooo:rsid="0020b4dc" style:font-size-asian="12pt" style:font-size-complex="12pt"/>
    </style:style>
    <style:style style:name="T20" style:family="text">
      <style:text-properties fo:color="#000000" style:font-name="FreeMono" style:text-underline-style="none" fo:font-weight="normal" officeooo:rsid="006aead7" style:font-weight-asian="normal" style:font-weight-complex="normal"/>
    </style:style>
    <style:style style:name="T21" style:family="text">
      <style:text-properties fo:color="#000000" style:font-name="FreeMono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22" style:family="text">
      <style:text-properties fo:color="#000000" style:font-name="FreeMono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23" style:family="text">
      <style:text-properties fo:color="#000000" style:font-name="FreeMono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24" style:family="text">
      <style:text-properties fo:color="#000000" style:font-name="FreeMono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25" style:family="text">
      <style:text-properties fo:color="#000000" style:font-name="FreeMono" fo:font-size="12pt" style:text-underline-style="none" fo:font-weight="normal" officeooo:rsid="002e8567" style:font-size-asian="12pt" style:font-weight-asian="normal" style:font-size-complex="12pt" style:font-weight-complex="normal"/>
    </style:style>
    <style:style style:name="T26" style:family="text">
      <style:text-properties fo:color="#000000" style:font-name="FreeMono" fo:font-size="12pt" style:text-underline-style="none" officeooo:rsid="00228ef9" style:font-size-asian="12pt" style:font-size-complex="12pt"/>
    </style:style>
    <style:style style:name="T27" style:family="text">
      <style:text-properties fo:color="#000000" style:font-name="FreeMono" fo:font-size="12pt" style:text-underline-style="none" officeooo:rsid="002459c4" style:font-size-asian="12pt" style:font-size-complex="1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ccbe8" style:font-weight-asian="normal" style:font-weight-complex="normal"/>
    </style:style>
    <style:style style:name="T30" style:family="text">
      <style:text-properties fo:font-weight="normal" officeooo:rsid="001cf1bc" style:font-weight-asian="normal" style:font-weight-complex="normal"/>
    </style:style>
    <style:style style:name="T31" style:family="text">
      <style:text-properties fo:font-weight="normal" officeooo:rsid="001e8e59" style:font-weight-asian="normal" style:font-weight-complex="normal"/>
    </style:style>
    <style:style style:name="T32" style:family="text">
      <style:text-properties fo:font-weight="normal" officeooo:rsid="002071da" style:font-weight-asian="normal" style:font-weight-complex="normal"/>
    </style:style>
    <style:style style:name="T33" style:family="text">
      <style:text-properties fo:font-weight="normal" officeooo:rsid="0020f198" style:font-weight-asian="normal" style:font-weight-complex="normal"/>
    </style:style>
    <style:style style:name="T34" style:family="text">
      <style:text-properties officeooo:rsid="002957bb"/>
    </style:style>
    <style:style style:name="T35" style:family="text">
      <style:text-properties fo:color="#5c2d91" style:font-name="Ubuntu" fo:font-style="italic" style:text-underline-style="none" officeooo:rsid="0020b4dc" style:font-style-asian="italic" style:font-style-complex="italic"/>
    </style:style>
    <style:style style:name="T36" style:family="text">
      <style:text-properties fo:color="#5c2d91" style:font-name="Ubuntu" fo:font-size="12pt" fo:font-style="italic" style:text-underline-style="none" officeooo:rsid="0020b4dc" style:font-size-asian="12pt" style:font-style-asian="italic" style:font-size-complex="12pt" style:font-style-complex="italic"/>
    </style:style>
    <style:style style:name="T37" style:family="text">
      <style:text-properties fo:color="#5c2d91" style:font-name="Ubuntu" fo:font-size="12pt" fo:font-style="italic" style:text-underline-style="none" officeooo:rsid="0026284d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tion</text:p>
      <text:p text:style-name="P1"/>
      <text:p text:style-name="P1">Download <text:span text:style-name="T34">the following </text:span>Hebi ROS packages (git clone):</text:p>
      <text:p text:style-name="P1"/>
      <text:p text:style-name="P3"><text:span text:style-name="T3">hebi_cpp_api_ros_examples</text:span><text:span text:style-name="T4"> = </text:span><text:span text:style-name="T5">contains useful fies to move the real robot (cpp files, robot_hardware_interface) as well as the gains (&lt;robot_name&gt;_params.yaml)</text:span></text:p>
      <text:p text:style-name="P2"><text:span text:style-name="T2">hebi_description</text:span> = <text:span text:style-name="T1">contains xacro components to build a custom robot</text:span></text:p>
      <text:p text:style-name="P4">hebi_gazebo<text:span text:style-name="T28"> = not useful if you want to move the real robot with moveit and visualize it in Rviz. </text:span><text:span text:style-name="T29">(Maybe useful if you want to simulate the custom robot in Gazebo, </text:span><text:span text:style-name="T30">maybe not</text:span><text:span text:style-name="T29">)</text:span></text:p>
      <text:p text:style-name="P4">hebi_moveit_configs<text:span text:style-name="T28"> = </text:span><text:span text:style-name="T31">contains the folders (/config /launch) created by the moveit setup assistant</text:span></text:p>
      <text:p text:style-name="P6"/>
      <text:p text:style-name="P10">First step</text:p>
      <text:p text:style-name="P5"><text:span text:style-name="T28">Start with the </text:span>hebi_description<text:span text:style-name="T28"> package. Inside the /urdf folder you find all the robot components to create your custom robot. Inside /kits folder you are going to creat your xacro. I suggest to copy an already existing file (e.g A-2084-01.xacro) and modify just </text:span><text:span text:style-name="T33">the name (choose a desired name that you are going to use also for the next steps) and</text:span><text:span text:style-name="T28"> the buttom part of the script adding or removing components (actuators, brackets, link, gripper). </text:span><text:span text:style-name="T32">This xacro file is a “compressed” file, you have to “decompress” it. In the terminal reach the folder where you compressed xacro file is and run:</text:span></text:p>
      <text:p text:style-name="P7"><text:span text:style-name="Source_20_Text"><text:span text:style-name="T8">$</text:span></text:span><text:span text:style-name="Source_20_Text"><text:span text:style-name="T20"> xacro --xacro-ns &lt;filename&gt;</text:span></text:span><text:span text:style-name="Source_20_Text"><text:span text:style-name="T6"> </text:span></text:span></text:p>
      <text:p text:style-name="P8"><text:span text:style-name="Source_20_Text"><text:span text:style-name="T7">Copy the output you get and and save it as xacro file, you will need it for the next step.</text:span></text:span></text:p>
      <text:p text:style-name="P8"><text:span text:style-name="Source_20_Text"><text:span text:style-name="T7"/></text:span></text:p>
      <text:p text:style-name="P8"><text:span text:style-name="Source_20_Text"><text:span text:style-name="T35">Second step</text:span></text:span></text:p>
      <text:p text:style-name="P8"><text:span text:style-name="Source_20_Text"><text:span text:style-name="T7">Open the </text:span></text:span><text:span text:style-name="Source_20_Text"><text:span text:style-name="T9">moveit setup assistant</text:span></text:span><text:span text:style-name="Source_20_Text"><text:span text:style-name="T7">:</text:span></text:span></text:p>
      <text:p text:style-name="P11"><text:span text:style-name="Source_20_Text"><text:span text:style-name="T10">$</text:span></text:span><text:span text:style-name="Source_20_Text"><text:span text:style-name="T21"> roslaunch moveit_setup_assistant setup_assistant.launch</text:span></text:span></text:p>
      <text:p text:style-name="P11"><text:span text:style-name="Source_20_Text"><text:span text:style-name="T10">import your decompressed xacro file and go through all the steps. </text:span></text:span><text:span text:style-name="Source_20_Text"><text:span text:style-name="T18">When creating a group, I do not used the HEBI_SIM_… joints.</text:span></text:span></text:p>
      <text:p text:style-name="P11"><text:span text:style-name="Source_20_Text"><text:span text:style-name="T10"/></text:span></text:p>
      <text:p text:style-name="P11"><text:span text:style-name="Source_20_Text"><text:span text:style-name="T36">Third step</text:span></text:span></text:p>
      <text:p text:style-name="P11"><text:span text:style-name="Source_20_Text"><text:span text:style-name="T10">Go in the </text:span></text:span><text:span text:style-name="Source_20_Text"><text:span text:style-name="T19">hebi_cpp_api_examples</text:span></text:span><text:span text:style-name="Source_20_Text"><text:span text:style-name="T10"> package. In the /launch folder copy the arm_moveit_node.launch file and create the arm_moveit_node_&lt;robot_name&gt;.launch file. <text:s/>In this file you have just to enter your robot name: </text:span></text:span><text:span text:style-name="Source_20_Text"><text:span text:style-name="T11">(write the name used in the xacro file)</text:span></text:span></text:p>
      <text:p text:style-name="P11"><text:span text:style-name="Source_20_Text"><text:span text:style-name="T21">&lt;arg name="arm_type" default="robot_name" /&gt;</text:span></text:span></text:p>
      <text:p text:style-name="P12"><text:span text:style-name="Source_20_Text"><text:span text:style-name="T12">Go <text:s/>in /config folder and create your &lt;robot_name&gt;_params.yaml file (I suggest to copy and already existing file (e.g. A-2084-01_params.yaml) and modify it.</text:span></text:span></text:p>
      <text:p text:style-name="P12"><text:span text:style-name="Source_20_Text"><text:span text:style-name="T12"/></text:span></text:p>
      <text:p text:style-name="P12"><text:span text:style-name="Source_20_Text"><text:span text:style-name="T22">names: [ "J1_shoulder" ] # </text:span></text:span><text:span text:style-name="Source_20_Text"><text:span text:style-name="T26">module name you find using Scope</text:span></text:span></text:p>
      <text:p text:style-name="P12"><text:span text:style-name="Source_20_Text"><text:span text:style-name="T22">families: [ "Arm" ] # </text:span></text:span><text:span text:style-name="Source_20_Text"><text:span text:style-name="T26">family name you find using Scope</text:span></text:span></text:p>
      <text:p text:style-name="P12"><text:span text:style-name="Source_20_Text"><text:span text:style-name="T22">gains_package: "hebi_cpp_api_examples"</text:span></text:span></text:p>
      <text:p text:style-name="P12"><text:span text:style-name="Source_20_Text"><text:span text:style-name="T22">gains_file: "config/gains/&lt;robot_name&gt;_gains.xml"</text:span></text:span></text:p>
      <text:p text:style-name="P12"><text:span text:style-name="Source_20_Text"><text:span text:style-name="T22">hrdf_package: "hebi_cpp_api_examples"</text:span></text:span></text:p>
      <text:p text:style-name="P12"><text:span text:style-name="Source_20_Text"><text:span text:style-name="T22">hrdf_file: "config/hrdf/&lt;robot_name&gt;.hrdf"</text:span></text:span></text:p>
      <text:p text:style-name="P12"><text:span text:style-name="Source_20_Text"><text:span text:style-name="T22">home_position: [ -1.0 ]</text:span></text:span></text:p>
      <text:p text:style-name="P12"><text:span text:style-name="Source_20_Text"><text:span text:style-name="T22"/></text:span></text:p>
      <text:p text:style-name="P12"><text:span text:style-name="Source_20_Text"><text:span text:style-name="T22"># Note: the "moveit_joints" must match</text:span></text:span><text:span text:style-name="Source_20_Text"><text:span text:style-name="T25">es</text:span></text:span><text:span text:style-name="Source_20_Text"><text:span text:style-name="T22"> the configuration from the MoveIt config; only</text:span></text:span></text:p>
      <text:p text:style-name="P12"><text:span text:style-name="Source_20_Text"><text:span text:style-name="T22"># required when running MoveIt examples</text:span></text:span></text:p>
      <text:p text:style-name="P12"><text:span text:style-name="Source_20_Text"><text:span text:style-name="T22">moveit_joints: ["Arm/J1_shoulder"] </text:span></text:span><text:span text:style-name="Source_20_Text"><text:span text:style-name="T23"># </text:span></text:span><text:span text:style-name="Source_20_Text"><text:span text:style-name="T27">name of the joint specified in the xacro</text:span></text:span></text:p>
      <text:p text:style-name="P12"><text:span text:style-name="Source_20_Text"><text:span text:style-name="T27"/></text:span></text:p>
      <text:p text:style-name="P13"><text:span text:style-name="Source_20_Text"><text:span text:style-name="T13">Go in /config /gains and create &lt;robot_name&gt;_gains.xml. I suggest to copy an already existing file and modify it (e.g. A-2084-01_gains.xml). The amount of gain values must </text:span></text:span><text:soft-page-break/><text:span text:style-name="Source_20_Text"><text:span text:style-name="T13">match with the amount of your robot joints. (e.g. if you have 2 joints, specify 2 kp values). </text:span></text:span></text:p>
      <text:p text:style-name="P14"><text:span text:style-name="Source_20_Text"><text:span text:style-name="T13">Go in /config /</text:span></text:span><text:span text:style-name="Source_20_Text"><text:span text:style-name="T14">hrdf and create &lt;robot_name&gt;.hrdf, again I suggest to copy an already existing file and modify it.</text:span></text:span></text:p>
      <text:p text:style-name="P14"><text:span text:style-name="Source_20_Text"><text:span text:style-name="T14"/></text:span></text:p>
      <text:p text:style-name="P15"><text:span text:style-name="Source_20_Text"><text:span text:style-name="T37">Fourth step</text:span></text:span></text:p>
      <text:p text:style-name="P15"><text:span text:style-name="Source_20_Text"><text:span text:style-name="T15">Open the terminal, go to catkin_ws and run:</text:span></text:span></text:p>
      <text:p text:style-name="P15"><text:span text:style-name="Source_20_Text"><text:span text:style-name="T24">$ catkin build</text:span></text:span></text:p>
      <text:p text:style-name="P15"><text:span text:style-name="Source_20_Text"><text:span text:style-name="T24">$ source devel/setup.bash</text:span></text:span></text:p>
      <text:p text:style-name="P15"><text:span text:style-name="Source_20_Text"><text:span text:style-name="T24">$ roslaunch hebi_cpp_api_examples arm_moveit_node_&lt;robot_name&gt;.launch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6"><text:span text:style-name="Source_20_Text"><text:span text:style-name="T16">To do &amp; questions</text:span></text:span></text:p>
      <text:list xml:id="list2385243928" text:style-name="L1">
        <text:list-item>
          <text:p text:style-name="P17"><text:span text:style-name="Source_20_Text"><text:span text:style-name="T16">move both the real robot and the simulated one in gazebo via moveit (mayby “transmission” must be added in the xacro file. Do we need a separate controlle</text:span></text:span><text:span text:style-name="Source_20_Text"><text:span text:style-name="T17">r</text:span></text:span><text:span text:style-name="Source_20_Text"><text:span text:style-name="T16"> or is one enough?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1:42:00.765519517</meta:creation-date>
    <dc:date>2020-12-29T19:46:43.234944937</dc:date>
    <meta:editing-duration>PT1H18M13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94" meta:character-count="3210" meta:non-whitespace-character-count="2751"/>
  </office:meta>
</office:document-meta>
</file>